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size-complex="7pt" fo:language="fr" fo:country="CH" style:language-asian="fr" style:country-asian="CH"/>
    </style:style>
    <style:style style:name="P3" style:parent-style-name="Normal" style:family="paragraph">
      <style:paragraph-properties fo:break-before="page"/>
    </style:style>
    <style:style style:name="T4" style:parent-style-name="Policepardéfaut" style:family="text">
      <style:text-properties style:font-size-complex="7pt" fo:language="fr" fo:country="CH" style:language-asian="fr" style:country-asian="CH"/>
    </style:style>
    <style:style style:name="T5" style:parent-style-name="Policepardéfaut" style:family="text">
      <style:text-properties style:font-size-complex="7pt" fo:language="fr" fo:country="CH" style:language-asian="fr" style:country-asian="CH"/>
    </style:style>
    <style:style style:name="T6" style:parent-style-name="Policepardéfaut" style:family="text">
      <style:text-properties style:font-size-complex="7pt" fo:language="fr" fo:country="CH" style:language-asian="fr" style:country-asian="CH"/>
    </style:style>
    <style:style style:name="T7" style:parent-style-name="Policepardéfaut" style:family="text">
      <style:text-properties style:font-size-complex="7pt" fo:language="fr" fo:country="CH" style:language-asian="fr" style:country-asian="CH"/>
    </style:style>
    <style:style style:name="T8" style:parent-style-name="Policepardéfaut" style:family="text">
      <style:text-properties style:font-size-complex="7pt" fo:language="fr" fo:country="CH" style:language-asian="fr" style:country-asian="CH"/>
    </style:style>
    <style:style style:name="T9" style:parent-style-name="Policepardéfaut" style:family="text">
      <style:text-properties style:font-size-complex="7pt" fo:language="fr" fo:country="CH" style:language-asian="fr" style:country-asian="CH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 3" text:anchor-type="as-char" svg:x="0in" svg:y="0in" svg:width="5.60049in" svg:height="8.29582in" style:rel-width="scale" style:rel-height="scale"><draw:image xlink:href="media/image1.png" xlink:type="simple" xlink:show="embed" xlink:actuate="onLoad"/><svg:title/><svg:desc/></draw:frame></text:span></text:p>
      <text:p text:style-name="P3"/>
      <text:soft-page-break/>
      <text:p text:style-name="Normal"><text:span text:style-name="T4"><draw:frame draw:style-name="a1" draw:name="Image 4" text:anchor-type="as-char" svg:x="0in" svg:y="0in" svg:width="6.29167in" svg:height="2.4270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"><draw:frame draw:style-name="a2" draw:name="Image 5" text:anchor-type="as-char" svg:x="0in" svg:y="0in" svg:width="6.29167in" svg:height="1.80208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"><draw:frame draw:style-name="a3" draw:name="Image 6" text:anchor-type="as-char" svg:x="0in" svg:y="0in" svg:width="6.29167in" svg:height="2.30208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7"><draw:frame draw:style-name="a4" draw:name="Image 7" text:anchor-type="as-char" svg:x="0in" svg:y="0in" svg:width="6.29167in" svg:height="1.86458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8"><draw:frame draw:style-name="a5" draw:name="Image 9" text:anchor-type="as-char" svg:x="0in" svg:y="0in" svg:width="6.29167in" svg:height="1.64583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9"><draw:frame draw:style-name="a6" draw:name="Image 8" text:anchor-type="as-char" svg:x="0in" svg:y="0in" svg:width="6.29167in" svg:height="1.47917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NTO Pedro</meta:initial-creator>
    <dc:creator>PINTO Pedro</dc:creator>
    <meta:creation-date>2020-06-22T09:22:00Z</meta:creation-date>
    <dc:date>2020-06-22T09:24:00Z</dc:date>
    <meta:template xlink:href="Normal" xlink:type="simple"/>
    <meta:editing-cycles>1</meta:editing-cycles>
    <meta:editing-duration>PT0S</meta:editing-duration>
    <meta:document-statistic meta:page-count="3" meta:paragraph-count="1" meta:word-count="2" meta:character-count="15" meta:row-count="1" meta:non-whitespace-character-count="14"/>
  </office:meta>
</office:document-meta>
</file>